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ff4" officeooo:paragraph-rsid="0018fff4"/>
    </style:style>
    <style:style style:name="T1" style:family="text">
      <style:text-properties officeooo:rsid="0019292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oh<text:span text:style-name="T1">aaaaaaaaaaaaaaaaaaaaa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1:20.816489215</meta:creation-date>
    <dc:date>2017-09-15T12:59:47.370586825</dc:date>
    <meta:editing-duration>PT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0" meta:non-whitespace-character-count="30"/>
  </office:meta>
</office:document-meta>
</file>